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e547" officeooo:paragraph-rsid="0002e547"/>
    </style:style>
    <style:style style:name="P2" style:family="paragraph" style:parent-style-name="Standard">
      <style:paragraph-properties fo:text-align="start" style:justify-single-word="false"/>
      <style:text-properties officeooo:rsid="0002e547" officeooo:paragraph-rsid="0002e547"/>
    </style:style>
    <style:style style:name="P3" style:family="paragraph" style:parent-style-name="Standard">
      <style:paragraph-properties fo:text-align="start" style:justify-single-word="false"/>
      <style:text-properties officeooo:rsid="000566c0" officeooo:paragraph-rsid="000566c0"/>
    </style:style>
    <style:style style:name="P4" style:family="paragraph" style:parent-style-name="Standard">
      <style:paragraph-properties fo:text-align="start" style:justify-single-word="false"/>
      <style:text-properties officeooo:paragraph-rsid="000566c0"/>
    </style:style>
    <style:style style:name="P5" style:family="paragraph" style:parent-style-name="Standard">
      <style:paragraph-properties fo:text-align="start" style:justify-single-word="false"/>
      <style:text-properties officeooo:rsid="00067edf" officeooo:paragraph-rsid="00067edf"/>
    </style:style>
    <style:style style:name="P6" style:family="paragraph" style:parent-style-name="Standard">
      <style:paragraph-properties fo:text-align="start" style:justify-single-word="false"/>
      <style:text-properties officeooo:rsid="0002e547" officeooo:paragraph-rsid="0002e547"/>
    </style:style>
    <style:style style:name="P7" style:family="paragraph" style:parent-style-name="Standard">
      <style:paragraph-properties fo:text-align="center" style:justify-single-word="false"/>
      <style:text-properties officeooo:rsid="0009a0ac" officeooo:paragraph-rsid="0009a0ac"/>
    </style:style>
    <style:style style:name="P8" style:family="paragraph" style:parent-style-name="Standard">
      <style:paragraph-properties fo:text-align="start" style:justify-single-word="false"/>
      <style:text-properties officeooo:rsid="0009a0ac" officeooo:paragraph-rsid="000b9a75"/>
    </style:style>
    <style:style style:name="P9" style:family="paragraph" style:parent-style-name="Standard">
      <style:paragraph-properties fo:text-align="start" style:justify-single-word="false"/>
      <style:text-properties officeooo:paragraph-rsid="0009a0ac"/>
    </style:style>
    <style:style style:name="P10" style:family="paragraph" style:parent-style-name="Standard">
      <style:paragraph-properties fo:text-align="start" style:justify-single-word="false"/>
      <style:text-properties officeooo:paragraph-rsid="000bd507"/>
    </style:style>
    <style:style style:name="P11" style:family="paragraph" style:parent-style-name="Standard">
      <style:text-properties officeooo:paragraph-rsid="000b9a75"/>
    </style:style>
    <style:style style:name="P12" style:family="paragraph" style:parent-style-name="Standard">
      <style:paragraph-properties fo:text-align="start" style:justify-single-word="false"/>
      <style:text-properties officeooo:rsid="000368be" officeooo:paragraph-rsid="000b9a75"/>
    </style:style>
    <style:style style:name="P13" style:family="paragraph" style:parent-style-name="Standard">
      <style:paragraph-properties fo:text-align="center" style:justify-single-word="false" fo:break-before="page"/>
      <style:text-properties officeooo:rsid="0009a0ac" officeooo:paragraph-rsid="0009a0ac"/>
    </style:style>
    <style:style style:name="T1" style:family="text">
      <style:text-properties officeooo:rsid="000566c0"/>
    </style:style>
    <style:style style:name="T2" style:family="text">
      <style:text-properties officeooo:rsid="0009a0ac"/>
    </style:style>
    <style:style style:name="T3" style:family="text">
      <style:text-properties officeooo:rsid="0002e547"/>
    </style:style>
    <style:style style:name="T4" style:family="text">
      <style:text-properties officeooo:rsid="000b9a75"/>
    </style:style>
    <style:style style:name="T5" style:family="text">
      <style:text-properties officeooo:rsid="000bd507"/>
    </style:style>
    <style:style style:name="T6" style:family="text">
      <style:text-properties officeooo:rsid="000d7fba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vor Bramwell</text:p>
      <text:p text:style-name="P2">CS391 – Social and Ethical Issues in Computer Science</text:p>
      <text:p text:style-name="P2"><text:date style:data-style-name="N37" text:date-value="2013-11-19T21:51:59.380867481" text:fixed="true">11/19/13</text:date></text:p>
      <text:p text:style-name="P2"/>
      <text:p text:style-name="P2"/>
      <text:p text:style-name="P1">AT&amp;T Sells Phone Call History to C.I.A.</text:p>
      <text:p text:style-name="P1"/>
      <text:p text:style-name="P12">It was recently found that AT&amp;T has been selling call history <text:span text:style-name="T4">of American and foreign citizens </text:span>to the C.I.A. <text:span text:style-name="T1">at a price of $10 million a year. This is a major breach of privacy for not only all of AT&amp;T's customers, but also their callers. This transaction between the C.I.A. and AT&amp;T is voluntary on AT&amp;T's part and they have every ability to not comply with the C.I.A.'s requests. This relationship with the government is further facilitated though AT&amp;T having employees embedded in not just the F.B.I. but also the D.E.A. as well.</text:span></text:p>
      <text:p text:style-name="P12"/>
      <text:p text:style-name="P10"><text:span text:style-name="T1">The law provides some privacy safeguards that prohibited the C.I.A. from spying on domestic activities. “</text:span>Most of the call logs provided by AT&amp;T involve foreign-to-foreign calls, but when the company produces records of international calls with one end in the United States, it does not disclose the identity of the Americans and <text:span text:style-name="T1">'</text:span>masks<text:span text:style-name="T1">'</text:span> several digits of their phone numbers.” <text:span text:style-name="T1">[NYTIMES] But nothing stops the C.I.A. from asking the F.B.I. to make AT&amp;T provide the full numbers though a subpoena.</text:span></text:p>
      <text:p text:style-name="P4"/>
      <text:p text:style-name="P3"><text:span text:style-name="T5">The ethics of these actions are questionable at best. I will a</text:span>nalyze <text:span text:style-name="T6">these actions using two workable ethical theories. I will apply Social Contract Theory first and then apply Rule Utilitarianism. After applying these ethical theories I will analyze their outcome and provide a judgment based on the strength of their application.</text:span></text:p>
      <text:p text:style-name="P3"/>
      <text:p text:style-name="P5">SCT: We have a contract with AT&amp;T for a service, and privacy. If that can be circumvented by some money, then that contract is moot. </text:p>
      <text:p text:style-name="P5"/>
      <text:p text:style-name="P5">RU: It is okay to sell confidential data, if some privacy is preserved.</text:p>
      <text:p text:style-name="P2"/>
      <text:p text:style-name="P2"/>
      <text:p text:style-name="P2"/>
      <text:p text:style-name="P7"/>
      <text:p text:style-name="P13">REFERENCES</text:p>
      <text:p text:style-name="P11"/>
      <text:p text:style-name="P11"><text:span text:style-name="T4">Savage, C. NYTIMES.com. </text:span>C.I.A. Is Said to Pay AT&amp;T for Call Data. <text:span text:style-name="T4">7 Nov. 2013.</text:span></text:p>
      <text:p text:style-name="P8"><text:span text:style-name="T3"><text:tab/></text:span><text:a xlink:type="simple" xlink:href="http://www.nytimes.com/2013/11/07/us/cia-is-said-to-pay-att-for-call-data.html"><text:span text:style-name="T3">http://www.nytimes.com/2013/11/07/us/cia-is-said-to-pay-att-for-call-data.html</text:span></text:a></text:p>
      <text:p text:style-name="P9"/>
      <text:p text:style-name="P9"><text:span text:style-name="T3">Whitney, L. CNET.com. “</text:span>AT&amp;T supplies CIA with customer data for a fee, says NY Times”. <text:span text:style-name="T2">7 Nov. <text:tab/>2013.</text:span><text:a xlink:type="simple" xlink:href="http://news.cnet.com/8301-1009_3-57611299-83/at-t-supplies-cia-with-customer-data-for-"><text:span text:style-name="T2">http://news.cnet.com/8301-1009_3-57611299-83/at-t-supplies-cia-with-customer-data-for-</text:span></text:a><text:span text:style-name="T2"><text:tab/></text:span><text:a xlink:type="simple" xlink:href="http://news.cnet.com/8301-1009_3-57611299-83/at-t-supplies-cia-with-customer-data-for-a-fee-says-ny-times/"><text:span text:style-name="T2">a-fee-says-ny-times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family="'Times New Roman'" style:font-family-generic="roman" style:font-pitch="variable" fo:font-size="7pt" fo:font-weight="bold" style:font-name-asian="Droid Sans Fallback" style:font-family-asian="'Droid Sans Fallback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21:51:10.120304115</meta:creation-date>
    <dc:date>2013-11-20T23:37:34.607894403</dc:date>
    <meta:editing-duration>PT22M38S</meta:editing-duration>
    <meta:editing-cycles>3</meta:editing-cycles>
    <meta:generator>LibreOffice/4.1.3.2$Linux_X86_64 LibreOffice_project/410m0$Build-2</meta:generator>
    <meta:document-statistic meta:table-count="0" meta:image-count="0" meta:object-count="0" meta:page-count="2" meta:paragraph-count="13" meta:word-count="316" meta:character-count="2051" meta:non-whitespace-character-count="1744"/>
  </office:meta>
</office:document-meta>
</file>